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color="#ff0000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color="#800000"/>
    </style:style>
    <style:style style:name="T3" style:family="text">
      <style:text-properties fo:color="#ff00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trones de diseño</text:p>
      <text:p text:style-name="Standard"/>
      <text:p text:style-name="Standard">Un patrón es un conjunto: </text:p>
      <text:list xml:id="list264179444656800962" text:style-name="L1">
        <text:list-item>
          <text:p text:style-name="P1">Problema</text:p>
        </text:list-item>
        <text:list-item>
          <text:p text:style-name="P1"><text:s/>– Solución </text:p>
        </text:list-item>
        <text:list-item>
          <text:p text:style-name="P1">– Entorno </text:p>
          <text:p text:style-name="P1"><text:s/>Un patrón es una solución probada que se puede aplicar con éxito a un determinado tipo de problemas que aparece con frecuencia  Se intenta reutilizar diseños que hayan demostrado su eficacia en previas aplicaciones  Esqueleto de aplicación básica que el diseñador ha de adaptar a sus necesidades </text:p>
        </text:list-item>
      </text:list>
      <text:p text:style-name="Standard"/>
      <text:p text:style-name="Standard"/>
      <text:p text:style-name="Standard">Patrón Modelo-Vista-Controlador  </text:p>
      <text:p text:style-name="Standard">objetivo</text:p>
      <text:p text:style-name="Standard">Desacoplar los objetos del modelo y los objetos de la vista.  </text:p>
      <text:p text:style-name="Standard">El patrón de arquitectura MVC ayuda a reducir la complejidad en el diseño arquitectural e incrementar la flexibilidad y el reuso. </text:p>
      <text:p text:style-name="Standard"/>
      <text:p text:style-name="Standard"/>
      <text:p text:style-name="Standard">Patrón Abstract Factory </text:p>
      <text:p text:style-name="Standard">objetivo</text:p>
      <text:p text:style-name="P4"><text:s/> Proporcionar un interfaz para la creación de familias de objetos relacionados o dependientes sin necesidad de especificar las clases concretas. </text:p>
      <text:p text:style-name="Standard"/>
      <text:p text:style-name="Standard">Una situación real: – Se desea desarrollar una aplicación con interfaz gráfica de usuario (GUI), que sea fácil de portar a dos sistemas operativos: Windows y Macintosh.</text:p>
      <text:list xml:id="list6255627444205931373" text:style-name="L2">
        <text:list-item>
          <text:p text:style-name="P2">Las GUI manejan una serie de objetos, generalmente conocidos como Widgets, tales como: ScrollBar, List, Button, etc.  Problema de diseño:</text:p>
        </text:list-item>
        <text:list-item>
          <text:p text:style-name="P2">La GUI presenta una apariencia diferente (look and feel) para cada uno de estos objetos en cada sistema operativo.</text:p>
        </text:list-item>
        <text:list-item>
          <text:p text:style-name="P2"><text:s/>La aplicación debe poder crear los objetos con la apariencia apropiada para cada sistema operativo </text:p>
        </text:list-item>
      </text:list>
      <text:p text:style-name="Standard">Solución: patrón de diseño Abstract Factory (fábrica abstracta).</text:p>
      <text:list xml:id="list3731943550613328286" text:style-name="L3">
        <text:list-item>
          <text:p text:style-name="P3">Una “fábrica” es un objeto que se encarga de crear otros objetos.</text:p>
        </text:list-item>
        <text:list-item>
          <text:p text:style-name="P3"> Los elementos de este patrón son: </text:p>
          <text:list>
            <text:list-item>
              <text:p text:style-name="P3"><text:s/>Una fábrica abstracta y varias fábricas concretas. </text:p>
            </text:list-item>
            <text:list-item>
              <text:p text:style-name="P3"><text:s/>Un producto abstracto y varios productos concretos. </text:p>
            </text:list-item>
          </text:list>
        </text:list-item>
      </text:list>
      <text:p text:style-name="Standard"/>
      <text:p text:style-name="Standard"/>
      <text:p text:style-name="Standard">Enlace al archivo factory1</text:p>
      <text:p text:style-name="Standard"/>
      <text:p text:style-name="Standard"/>
      <text:p text:style-name="Standard">Patrón Command </text:p>
      <text:p text:style-name="Standard">objetivo</text:p>
      <text:p text:style-name="Standard"><text:s/> Encapsular una petición como un objeto, permitir la parametrización de clientes, encolar o guardar en el log peticiones, y dar soporte a operaciones de tipo “deshacer” </text:p>
      <text:p text:style-name="Standard">La clave en este patrón es la clase abstracta (o interface) “Command”, la cual declara <text:span text:style-name="T3">una interfaz para la ejecución de operaciones.  </text:span></text:p>
      <text:p text:style-name="Standard"><text:span text:style-name="T3">Esta clase incluye una operación “execute” abstracta. </text:span> </text:p>
      <text:p text:style-name="Standard">Los “comandos” concretos definen un par receptor/acción, almacenando el receptor e implementando la operación “execute”  <text:span text:style-name="T3">El receptor sabe como actuar ante la recepción del mensaje</text:span> </text:p>
      <text:p text:style-name="Standard"><text:soft-page-break/></text:p>
      <text:p text:style-name="Standard">las 2 clases implementan la misma interface IServer , luego implementan las mismas operaciones aunque para cada clase <text:s/>la misma operación sea una cosa diferente</text:p>
      <text:p text:style-name="Standard"/>
      <text:p text:style-name="Standard"/>
      <text:p text:style-name="Standard">public class ChileServer implements IServer{</text:p>
      <text:p text:style-name="Standard"><text:tab/>public String apagate() {</text:p>
      <text:p text:style-name="Standard"><text:tab/><text:tab/>return "&lt;p&gt; ok <text:s/>apagando server en Chile &lt;/p&gt;";</text:p>
      <text:p text:style-name="Standard"><text:tab/>};</text:p>
      <text:p text:style-name="Standard"><text:tab/> public String arrancate() {</text:p>
      <text:p text:style-name="Standard"><text:tab/><text:tab/> return " &lt;p&gt; ok encendiendo server en Chile &lt;/p&gt;";</text:p>
      <text:p text:style-name="Standard"><text:tab/> };</text:p>
      <text:p text:style-name="Standard"><text:tab/> public String conectate() {</text:p>
      <text:p text:style-name="Standard"><text:tab/><text:tab/> return " &lt;p&gt; ok conectando al <text:s/>server en Chile &lt;/p&gt;";</text:p>
      <text:p text:style-name="Standard"><text:tab/> };</text:p>
      <text:p text:style-name="Standard"><text:tab/> public String guardaLog() {</text:p>
      <text:p text:style-name="Standard"><text:tab/><text:tab/> return " ok guardar log de Chile ";</text:p>
      <text:p text:style-name="Standard"><text:tab/> };</text:p>
      <text:p text:style-name="Standard"><text:tab/> public String desconectate() {</text:p>
      <text:p text:style-name="Standard"><text:tab/><text:tab/> return "&lt;p&gt; ok desconectando del server de Chile &lt;/p&gt;";</text:p>
      <text:p text:style-name="Standard"><text:tab/> };</text:p>
      <text:p text:style-name="Standard">}</text:p>
      <text:p text:style-name="Standard"/>
      <text:p text:style-name="Standard"/>
      <text:p text:style-name="Standard"/>
      <text:p text:style-name="Standard">public class SpainServer implements IServer {</text:p>
      <text:p text:style-name="Standard"><text:tab/>public String apagate() {</text:p>
      <text:p text:style-name="Standard"><text:tab/><text:tab/>return " &lt;p&gt; ok apagando server en España &lt;/p&gt;";</text:p>
      <text:p text:style-name="Standard"><text:tab/>};</text:p>
      <text:p text:style-name="Standard"><text:tab/> public String arrancate() {</text:p>
      <text:p text:style-name="Standard"><text:tab/><text:tab/> return " &lt;p&gt; ok encendiendo server en España &lt;/p&gt;";</text:p>
      <text:p text:style-name="Standard"><text:tab/> };</text:p>
      <text:p text:style-name="Standard"><text:tab/> public String conectate() {</text:p>
      <text:p text:style-name="Standard"><text:tab/><text:tab/> return " &lt;p&gt; ok conectando al <text:s/>server en España &lt;/p&gt;";</text:p>
      <text:p text:style-name="Standard"><text:tab/> };</text:p>
      <text:p text:style-name="Standard"><text:tab/> public String guardaLog() {</text:p>
      <text:p text:style-name="Standard"><text:tab/><text:tab/> return " &lt;p&gt; ok guardar log de España &lt;/p&gt;";</text:p>
      <text:p text:style-name="Standard"><text:tab/> };</text:p>
      <text:p text:style-name="Standard"><text:tab/> public String desconectate() {</text:p>
      <text:p text:style-name="Standard"><text:tab/><text:tab/> return " &lt;p&gt; ok desconectando del server de España &lt;/p&gt;";</text:p>
      <text:p text:style-name="Standard"><text:tab/> };</text:p>
      <text:p text:style-name="Standard">}</text:p>
      <text:p text:style-name="Standard"/>
      <text:p text:style-name="P4">el corazón del patron es execute()</text:p>
      <text:p text:style-name="P4">public interface Command {</text:p>
      <text:p text:style-name="P4"><text:tab/> public String execute();</text:p>
      <text:p text:style-name="P4"><text:tab/>}</text:p>
      <text:p text:style-name="P4"/>
      <text:p text:style-name="Standard"/>
      <text:p text:style-name="Standard"/>
      <text:p text:style-name="Standard"/>
      <text:p text:style-name="Standard">public class ApagarServer implements Command{</text:p>
      <text:p text:style-name="Standard"><text:soft-page-break/>private IServer servidor;</text:p>
      <text:p text:style-name="Standard"/>
      <text:p text:style-name="Standard">public ApagarServer(<text:span text:style-name="T3">IServer servidor</text:span>) {</text:p>
      <text:p text:style-name="Standard"><text:tab/></text:p>
      <text:p text:style-name="Standard"><text:tab/>this.servidor = servidor;</text:p>
      <text:p text:style-name="Standard">}</text:p>
      <text:p text:style-name="Standard">public String execute () {</text:p>
      <text:p text:style-name="Standard"><text:tab/>String secuencia="&lt;h1&gt; iniciando secuencia de apagado .........&lt;/h1&gt;";</text:p>
      <text:p text:style-name="Standard"><text:tab/>secuencia+=servidor.conectate();</text:p>
      <text:p text:style-name="Standard"><text:tab/>secuencia+=servidor.guardaLog();</text:p>
      <text:p text:style-name="Standard"><text:tab/>secuencia+=servidor.desconectate();</text:p>
      <text:p text:style-name="Standard"><text:tab/>secuencia+=servidor.apagate();</text:p>
      <text:p text:style-name="Standard"><text:tab/>return secuencia;</text:p>
      <text:p text:style-name="Standard">}</text:p>
      <text:p text:style-name="Standard">}</text:p>
      <text:p text:style-name="Standard"/>
      <text:p text:style-name="Standard">public class ArrancarServer implements Command{</text:p>
      <text:p text:style-name="Standard"><text:tab/>private IServer servidor;</text:p>
      <text:p text:style-name="Standard"/>
      <text:p text:style-name="Standard"><text:tab/></text:p>
      <text:p text:style-name="Standard"><text:tab/>public ArrancarServer(IServer servidor) {</text:p>
      <text:p text:style-name="Standard"><text:tab/><text:tab/></text:p>
      <text:p text:style-name="Standard"><text:tab/><text:tab/>this.servidor = servidor;</text:p>
      <text:p text:style-name="Standard"><text:tab/>}</text:p>
      <text:p text:style-name="Standard"/>
      <text:p text:style-name="Standard"/>
      <text:p text:style-name="Standard"><text:tab/>public String execute () {</text:p>
      <text:p text:style-name="Standard"><text:tab/><text:tab/>String secuencia="&lt;h1&gt; iniciando secuencia de arrancado <text:s/>.........&lt;/h1&gt;";</text:p>
      <text:p text:style-name="Standard"><text:tab/><text:tab/>secuencia+=servidor.arrancate();</text:p>
      <text:p text:style-name="Standard"><text:tab/><text:tab/>secuencia+=servidor.conectate();</text:p>
      <text:p text:style-name="Standard"><text:tab/><text:tab/>secuencia+=servidor.guardaLog();</text:p>
      <text:p text:style-name="Standard"><text:tab/><text:tab/>return secuencia;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>ahora ejecutar algo, sea lo que sea, con run lanzamos el ejecutor que en caso de arrancar un server será una secuencia, o apagar será otra secuencia, además, para cada servidor puede significar cosas distintas</text:p>
      <text:p text:style-name="Standard">public class Invoker {</text:p>
      <text:p text:style-name="Standard">private Command command;</text:p>
      <text:p text:style-name="Standard"/>
      <text:p text:style-name="Standard">public Invoker(Command command) {</text:p>
      <text:p text:style-name="Standard"><text:tab/></text:p>
      <text:p text:style-name="Standard"><text:tab/>this.command = command;</text:p>
      <text:p text:style-name="Standard">}</text:p>
      <text:p text:style-name="Standard">public String run() {</text:p>
      <text:p text:style-name="Standard"><text:tab/><text:span text:style-name="T3">String salida=command.execute();</text:span></text:p>
      <text:p text:style-name="Standard"><text:tab/>return salida;</text:p>
      <text:p text:style-name="Standard">}</text:p>
      <text:p text:style-name="Standard">}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trón Adapter</text:p>
      <text:p text:style-name="Standard"/>
      <text:p text:style-name="Standard">objetivo</text:p>
      <text:p text:style-name="Standard"><text:span text:style-name="T1">Convierte la interfaz de una clase en otra interfaz que el cliente espera. El adaptador permite a las clases trabajar juntas, lo que de otra manera no podría hacerse debido a sus interfaces incompatibles.</text:span> </text:p>
      <text:p text:style-name="Standard"/>
      <text:p text:style-name="Standard">Tenemos 2 clases que representan la misma cosa pero que en principio no son compatibles, para trabajar con ellas debemos hacerlas compatible</text:p>
      <text:p text:style-name="Standard">mediante las interfaces podemos transitar de vieja a nueva</text:p>
      <text:p text:style-name="Standard"/>
      <text:p text:style-name="Standard">public interface IPersonaNueva {</text:p>
      <text:p text:style-name="Standard">public String getNombre();</text:p>
      <text:p text:style-name="Standard">public int getEdad();</text:p>
      <text:p text:style-name="Standard">public void setNombre(String nuevoNombre);</text:p>
      <text:p text:style-name="Standard">public void setEdad(int nuevaEdad);</text:p>
      <text:p text:style-name="Standard">}</text:p>
      <text:p text:style-name="Standard"/>
      <text:p text:style-name="Standard">public interface IPersonaVieja {</text:p>
      <text:p text:style-name="Standard"><text:tab/>public String getNombre();</text:p>
      <text:p text:style-name="Standard"><text:tab/>public void setNombre(String nuevoNombre);</text:p>
      <text:p text:style-name="Standard"><text:tab/>public String getApellidos();</text:p>
      <text:p text:style-name="Standard"><text:tab/>public void setApellidos(String nuevoNombre);</text:p>
      <text:p text:style-name="Standard"><text:tab/>public void setFecha(LocalDate nuevaFecha);</text:p>
      <text:p text:style-name="Standard"><text:tab/>public LocalDate getFecha();</text:p>
      <text:p text:style-name="Standard">}</text:p>
      <text:p text:style-name="Standard"/>
      <text:p text:style-name="Standard"/>
      <text:p text:style-name="Standard">public class <text:span text:style-name="T2">PersonaNueva</text:span> implements IPersonaNueva {</text:p>
      <text:p text:style-name="Standard">private String nombre;</text:p>
      <text:p text:style-name="Standard">private int edad;</text:p>
      <text:p text:style-name="Standard"/>
      <text:p text:style-name="Standard">public String getNombre() {</text:p>
      <text:p text:style-name="Standard"><text:tab/>return nombre;</text:p>
      <text:p text:style-name="Standard">}</text:p>
      <text:p text:style-name="Standard">public void setNombre(String nombre) {</text:p>
      <text:p text:style-name="Standard"><text:tab/>this.nombre = nombre;</text:p>
      <text:p text:style-name="Standard">}</text:p>
      <text:p text:style-name="Standard">public int getEdad() {</text:p>
      <text:p text:style-name="Standard"><text:tab/>return edad;</text:p>
      <text:p text:style-name="Standard">}</text:p>
      <text:p text:style-name="Standard">public void setEdad(int edad) {</text:p>
      <text:p text:style-name="Standard"><text:tab/>this.edad = edad;</text:p>
      <text:p text:style-name="Standard">}</text:p>
      <text:p text:style-name="Standard"><text:soft-page-break/></text:p>
      <text:p text:style-name="Standard">}</text:p>
      <text:p text:style-name="Standard"/>
      <text:p text:style-name="Standard">public class <text:span text:style-name="T2">PersonaVieja</text:span> implements IPersonaVieja{</text:p>
      <text:p text:style-name="Standard">private String nombre;</text:p>
      <text:p text:style-name="Standard">private String apellidos;</text:p>
      <text:p text:style-name="Standard">private LocalDate fecha;</text:p>
      <text:p text:style-name="Standard"/>
      <text:p text:style-name="Standard">public String getNombre() {</text:p>
      <text:p text:style-name="Standard"><text:tab/>return nombre;</text:p>
      <text:p text:style-name="Standard">}</text:p>
      <text:p text:style-name="Standard">public void setNombre(String nombre) {</text:p>
      <text:p text:style-name="Standard"><text:tab/>this.nombre = nombre;</text:p>
      <text:p text:style-name="Standard">}</text:p>
      <text:p text:style-name="Standard">public String getApellidos() {</text:p>
      <text:p text:style-name="Standard"><text:tab/>return apellidos;</text:p>
      <text:p text:style-name="Standard">}</text:p>
      <text:p text:style-name="Standard">public void setApellidos(String apellidos) {</text:p>
      <text:p text:style-name="Standard"><text:tab/>this.apellidos = apellidos;</text:p>
      <text:p text:style-name="Standard">}</text:p>
      <text:p text:style-name="Standard">public LocalDate getFecha() {</text:p>
      <text:p text:style-name="Standard"><text:tab/>return fecha;</text:p>
      <text:p text:style-name="Standard">}</text:p>
      <text:p text:style-name="Standard">public void setFecha(LocalDate fecha) {</text:p>
      <text:p text:style-name="Standard"><text:tab/>this.fecha = fecha;</text:p>
      <text:p text:style-name="Standard">}</text:p>
      <text:p text:style-name="Standard"/>
      <text:p text:style-name="Standard">}</text:p>
      <text:p text:style-name="Standard"/>
      <text:p text:style-name="Standard">ahora creamos una interface para el transito</text:p>
      <text:p text:style-name="Standard">public class ViejaToNuevaAdaptador implements IPersonaNueva{</text:p>
      <text:p text:style-name="Standard"><text:tab/>private IPersonaVieja vieja;</text:p>
      <text:p text:style-name="Standard"/>
      <text:p text:style-name="Standard"><text:tab/>public ViejaToNuevaAdaptador(IPersonaVieja vieja) {</text:p>
      <text:p text:style-name="Standard"><text:tab/><text:tab/>this.vieja = vieja;</text:p>
      <text:p text:style-name="Standard"><text:tab/>}</text:p>
      <text:p text:style-name="Standard"><text:tab/>public String getNombre() {</text:p>
      <text:p text:style-name="Standard"><text:tab/><text:tab/>return vieja.getNombre()+" "+vieja.getApellidos();</text:p>
      <text:p text:style-name="Standard"><text:tab/>}</text:p>
      <text:p text:style-name="Standard"><text:tab/></text:p>
      <text:p text:style-name="Standard"><text:tab/>public int getEdad() {</text:p>
      <text:p text:style-name="Standard"><text:tab/><text:tab/>LocalDate ahora=LocalDate.now();</text:p>
      <text:p text:style-name="Standard"><text:tab/><text:tab/>LocalDate ahora1=vieja.getFecha();</text:p>
      <text:p text:style-name="Standard"><text:tab/>//<text:tab/>Duration dias = Duration.between(ahora, ahora1);</text:p>
      <text:p text:style-name="Standard"><text:tab/><text:tab/>int laEdad=(int)ChronoUnit.YEARS.between(ahora1, ahora);</text:p>
      <text:p text:style-name="Standard"><text:tab/><text:tab/>System.out.println(laEdad);</text:p>
      <text:p text:style-name="Standard"><text:tab/><text:tab/>return laEdad;</text:p>
      <text:p text:style-name="Standard"><text:tab/>}</text:p>
      <text:p text:style-name="Standard"><text:tab/>public void setNombre(String nombreCompleto) {</text:p>
      <text:p text:style-name="Standard"><text:tab/><text:tab/>String []nbAp=nombreCompleto.split(" ");</text:p>
      <text:p text:style-name="Standard"><text:tab/><text:tab/>vieja.setNombre(nbAp[0]);</text:p>
      <text:p text:style-name="Standard"><text:tab/><text:tab/>vieja.setApellidos(nbAp[1]);</text:p>
      <text:p text:style-name="Standard"><text:soft-page-break/><text:tab/>}</text:p>
      <text:p text:style-name="Standard"><text:tab/>public void setEdad(int nuevaEdad) {</text:p>
      <text:p text:style-name="Standard"><text:tab/><text:tab/>LocalDate ahora=LocalDate.now();</text:p>
      <text:p text:style-name="Standard"><text:tab/><text:tab/>LocalDate vf=vieja.getFecha();</text:p>
      <text:p text:style-name="Standard"><text:tab/><text:tab/>int a=ahora.getYear()-nuevaEdad;</text:p>
      <text:p text:style-name="Standard"><text:tab/><text:tab/>String nuevaFecha=a+"-"+vf.getMonthValue()+"-"+vf.getDayOfMonth();</text:p>
      <text:p text:style-name="Standard"><text:tab/><text:tab/>LocalDate fnueva=LocalDate.parse(nuevaFecha);</text:p>
      <text:p text:style-name="Standard"><text:tab/><text:tab/>vieja.setFecha(fnueva);</text:p>
      <text:p text:style-name="Standard"><text:tab/><text:tab/></text:p>
      <text:p text:style-name="Standard"><text:tab/>}</text:p>
      <text:p text:style-name="Standard">}</text:p>
      <text:p text:style-name="Standard"/>
      <text:p text:style-name="Standard"/>
      <text:p text:style-name="Standard">y ahora para pasar de una vieja a una nueva</text:p>
      <text:p text:style-name="Standard"><text:tab/><text:tab/>PersonaVieja v=new PersonaVieja();</text:p>
      <text:p text:style-name="Standard"><text:tab/><text:tab/> v.setNombre(nombre);</text:p>
      <text:p text:style-name="Standard"><text:tab/><text:tab/> v.setApellidos(ape);</text:p>
      <text:p text:style-name="Standard"><text:tab/><text:tab/> v.setFecha(f);</text:p>
      <text:p text:style-name="Standard"><text:tab/><text:tab/> ViejaToNuevaAdaptador n=new ViejaToNuevaAdaptador(v);</text:p>
      <text:p text:style-name="Standard"/>
      <text:p text:style-name="Standard">/**************/</text:p>
      <text:p text:style-name="Standard">n.getNombre()+" edad : "+n.getEdad()+"&lt;/p&gt;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2T18:42:36.98</meta:creation-date>
    <dc:date>2020-02-12T21:01:16.19</dc:date>
    <meta:editing-duration>PT2H3M23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6" meta:paragraph-count="209" meta:word-count="988" meta:character-count="7315"/>
  </office:meta>
</office:document-meta>
</file>